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', Monaco, Courier, 'Courier New', Verdana, sans-serif"/>
    <style:font-face style:name="Lohit Hindi1" svg:font-family="'Lohit Hindi'"/>
    <style:font-face style:name="OpenSymbol" svg:font-family="OpenSymbol"/>
    <style:font-face style:name="Puritan" svg:font-family="Puritan, 'Helvetica Nueue', Helvetica, sans-serif"/>
    <style:font-face style:name="Ubuntu" svg:font-family="Ubuntu, Arial, Helvetica"/>
    <style:font-face style:name="inherit" svg:font-family="inherit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letter-spacing="normal" fo:font-style="normal" fo:font-weight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ff3333" style:font-name="Liberation Serif" fo:font-size="12pt" fo:letter-spacing="normal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list-style-name="L2"/>
    <style:style style:name="P12" style:family="paragraph" style:parent-style-name="Heading_20_3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style:font-size-asian="18pt" style:font-style-asian="italic" style:font-size-complex="18pt" style:font-style-complex="italic"/>
    </style:style>
    <style:style style:name="P13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7a0874" style:font-name="Consolas" fo:letter-spacing="normal" fo:font-style="normal" fo:font-weight="bold"/>
    </style:style>
    <style:style style:name="P14" style:family="paragraph" style:parent-style-name="Preformatted_20_Text">
      <style:paragraph-properties fo:margin-top="0cm" fo:margin-bottom="0cm" fo:padding="0.049cm" fo:border="0.06pt solid #dddddd"/>
      <style:text-properties fo:font-variant="normal" fo:text-transform="none" fo:color="#111111" fo:letter-spacing="normal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color="#7a0874" style:font-name="Consolas"/>
    </style:style>
    <style:style style:name="T5" style:family="text">
      <style:text-properties style:font-name="Consolas"/>
    </style:style>
    <style:style style:name="T6" style:family="text">
      <style:text-properties style:font-name="Consolas" fo:font-style="normal" fo:font-weight="normal"/>
    </style:style>
    <style:style style:name="T7" style:family="text">
      <style:text-properties fo:color="#111111" style:font-name="Consolas" fo:font-weight="normal"/>
    </style:style>
    <style:style style:name="T8" style:family="text">
      <style:text-properties fo:font-size="14pt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ff3333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<text:bookmark text:name="section-105.1"/>105.1 Customize and use the shell environment</text:h>
      <text:p text:style-name="P1">Candidates should be able to customize shell environments to meet users' needs. Candidates should be able to modify global and user profiles.</text:p>
      <text:p text:style-name="P3"/>
      <text:p text:style-name="P2">There are two ways to define the different shell options and settings : for the current user itself, or for the whole system (all users). Environment variables, aliases and configuration files will be used here.<text:line-break/><text:line-break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Type of file</text:p>
          </table:table-cell>
          <table:table-cell table:style-name="Table1.A1" office:value-type="string">
            <text:p text:style-name="P8">Login file location</text:p>
          </table:table-cell>
          <table:table-cell table:style-name="Table1.C1" office:value-type="string">
            <text:p text:style-name="P8">Non-login file location</text:p>
          </table:table-cell>
        </table:table-row>
        <table:table-row>
          <table:table-cell table:style-name="Table1.A2" office:value-type="string">
            <text:p text:style-name="P8">Global</text:p>
          </table:table-cell>
          <table:table-cell table:style-name="Table1.A2" office:value-type="string">
            <text:p text:style-name="P8">/etc/profile and files in</text:p>
            <text:p text:style-name="P8">/etc/profile.d</text:p>
          </table:table-cell>
          <table:table-cell table:style-name="Table1.C2" office:value-type="string">
            <text:p text:style-name="P8">/etc/bashrc or /etc/bash.bashrc</text:p>
          </table:table-cell>
        </table:table-row>
        <table:table-row>
          <table:table-cell table:style-name="Table1.A2" office:value-type="string">
            <text:p text:style-name="P8">User</text:p>
          </table:table-cell>
          <table:table-cell table:style-name="Table1.A2" office:value-type="string">
            <text:p text:style-name="P8">~/.bash_login, ~/.profile, or </text:p>
            <text:p text:style-name="P8">~/.bash_profile </text:p>
          </table:table-cell>
          <table:table-cell table:style-name="Table1.C2" office:value-type="string">
            <text:p text:style-name="P8">~/.bashrc</text:p>
          </table:table-cell>
        </table:table-row>
      </table:table>
      <text:p text:style-name="P2"/>
      <text:p text:style-name="P3"/>
      <text:p text:style-name="P3"/>
      <text:p text:style-name="P4">/etc/profile<text:line-break/><text:span text:style-name="T2">configuration of login shell for all users<text:line-break/>More in /etc/profile.d</text:span></text:p>
      <text:p text:style-name="P4"/>
      <text:p text:style-name="P4">export</text:p>
      <text:p text:style-name="P2">The export command, as seen as in the 101 exam (yay!), is used to define/export in the user's environment, global variables accessible by programs. For example the variable $HOSTNAME, $SHELL etc …<text:line-break/>Two ways to export a variable :<text:line-break/><text:line-break/>HOSTNAME=me.example.com<text:line-break/>export HOSTNAME</text:p>
      <text:p text:style-name="P2"/>
      <text:p text:style-name="P2">or</text:p>
      <text:p text:style-name="P2"/>
      <text:p text:style-name="P2">export HOSTNAME=me.example.com<text:line-break/><text:line-break/>then displays the value of it by starting with the '$' sign : echo $HOSTNAME<text:line-break/>Once a variable is exported, it is available permanently for the current shell or programs launched from this shell.</text:p>
      <text:p text:style-name="P4"/>
      <text:p text:style-name="P4">unset<text:line-break/><text:span text:style-name="T2">unset VAR : removes/unset environment variable<text:line-break/>unset $VAR won't work</text:span></text:p>
      <text:p text:style-name="P4"/>
      <text:p text:style-name="P4">~/.bash_login<text:line-break/><text:span text:style-name="T2">login configuration file for current user</text:span></text:p>
      <text:p text:style-name="P4"/>
      <text:p text:style-name="P4">~.bashrc<text:line-break/><text:span text:style-name="T2">set permanent settings/options for user's shell</text:span></text:p>
      <text:p text:style-name="P4"><text:soft-page-break/></text:p>
      <text:p text:style-name="P4">function</text:p>
      <text:p text:style-name="P5"><text:span text:style-name="T3">programming function : takes parameters sometimes and always returns a result</text:span><text:span text:style-name="T8"><text:line-break/></text:span><text:span text:style-name="T5">function</text:span><text:span text:style-name="T7"> name</text:span><text:span text:style-name="T4">(){</text:span></text:p>
      <text:p text:style-name="P14"><text:s text:c="2"/><text:span text:style-name="T6">Commands</text:span></text:p>
      <text:p text:style-name="P13">}</text:p>
      <text:p text:style-name="P13"/>
      <text:p text:style-name="P13">define a function into ~/.bashrc for example</text:p>
      <text:p text:style-name="P4"/>
      <text:p text:style-name="P4">lists<text:line-break/><text:span text:style-name="T2">data structures</text:span></text:p>
      <text:p text:style-name="P4"/>
      <text:p text:style-name="P4">env</text:p>
      <text:p text:style-name="P2">Displays, by default, all of the currently defined, environment variables.<text:line-break/>Possibility to defin an environment variable for a specific programme only :<text:line-break/>env DISPLAY=seeker.example.com:0.0 nedit<text:line-break/>(tries to launch nedit from the 0.0 display from seeker.example.com, instead of the local one).</text:p>
      <text:p text:style-name="P2"/>
      <text:p text:style-name="P2">-i or –ignore-environment : begins with an empty environments</text:p>
      <text:p text:style-name="P2">-u XXX or –unset=XXX : unsets $XXX environment variable</text:p>
      <text:p text:style-name="P2"/>
      <text:p text:style-name="P2">USER or USERNAME : current username</text:p>
      <text:p text:style-name="P2">SHELL : path of current shell</text:p>
      <text:p text:style-name="P2">PWD : current working directory<text:line-break/>HOSTNAME : current TCP/IP hostname of computer</text:p>
      <text:p text:style-name="P2">PATH : contains directories where to look for executables</text:p>
      <text:p text:style-name="P2">HOME : points to home directory</text:p>
      <text:p text:style-name="P2">MAIL : location of user's mail spool (/var/spool/mail/username)</text:p>
      <text:p text:style-name="P2">LANG : current system language</text:p>
      <text:p text:style-name="P2">TZ : current timezone <text:line-break/>LD_LIBRARY_PATH : directories where libraries are (similar to PATH)</text:p>
      <text:p text:style-name="P2">PS1 : default prompt<text:line-break/>TERM : name of current terminal type<text:line-break/>DISPLAY : identifies display used by X (usually 0.0)<text:line-break/>EDITOR : editor by default launched by some programmes</text:p>
      <text:p text:style-name="P4"/>
      <text:p text:style-name="P4">set</text:p>
      <text:p text:style-name="P7"><text:span text:style-name="T2">Defines how the shell works, it means that this command will allow users to set and unset values of shell options and positional parameters.<text:line-break/>To see the current shell options : echo $SHELLOPTS</text:span></text:p>
      <text:p text:style-name="P10">- to activate<text:line-break/>+ to deactivate<text:line-break/><text:line-break/>set -u = displays error for undefined variable<text:line-break/>set +u = displays empty value for undefined variable<text:line-break/>declare = same command as set</text:p>
      <text:p text:style-name="P10">set -o vi : enables vi<text:line-break/>set +o vi : disables vi<text:line-break/></text:p>
      <text:p text:style-name="P9">set -o (tab) or set +o (tab) to see all available options.<text:line-break/><text:soft-page-break/>set -o allexport : exports all declared variables to env</text:p>
      <text:p text:style-name="P9"/>
      <text:p text:style-name="P4">~/.bash_profile<text:line-break/><text:span text:style-name="T2">login configuration file for current user</text:span></text:p>
      <text:p text:style-name="P4"/>
      <text:p text:style-name="P4">~/.profile<text:line-break/><text:span text:style-name="T2">login configuration file for current user</text:span></text:p>
      <text:p text:style-name="P4"/>
      <text:p text:style-name="P4">~/.bash_logout</text:p>
      <text:p text:style-name="P4"><text:span text:style-name="T2">logout configuration file for current user</text:span></text:p>
      <text:p text:style-name="P4"><text:span text:style-name="T2"/></text:p>
      <text:p text:style-name="P4">alias</text:p>
      <text:p text:style-name="P2">attributes an easier name to an obscure/long/complicated command</text:p>
      <text:p text:style-name="P2">displays created aliases by default</text:p>
      <text:p text:style-name="P2">alias ls='ls –color'<text:line-break/>alias bye='logout'</text:p>
      <text:p text:style-name="P2">unalias xxx = opposite, removes alias defined on xxx</text:p>
      <text:p text:style-name="P2"/>
      <text:p text:style-name="P2"/>
      <text:p text:style-name="P4">/etc/skel</text:p>
      <text:p text:style-name="P2">The /etc/skel directory holds files that are copied to individual users’ home directories</text:p>
      <text:p text:style-name="P2">when their accounts are created. Doesn't change settings to already created accounts, just the new ones. Creating a file in it will create it as well in new user's dir.</text:p>
      <text:p text:style-name="P2"/>
      <text:p text:style-name="P4">~/.inputrc</text:p>
      <text:p text:style-name="P2">customize keyboard's configuration (or also command loadkeys)<text:line-break/>doesn't affect X programmes</text:p>
      <text:p text:style-name="P4"/>
      <text:p text:style-name="P4">Objectives</text:p>
      <text:p text:style-name="P9">Set environment variables (e.g. PATH) at login or when spawning a new shell.</text:p>
      <text:list xml:id="list220286810" text:style-name="L2">
        <text:list-header>
          <text:p>Write<text:span text:style-name="T1"> BASH functions for frequently used sequences of commands.</text:span></text:p>
          <text:p><text:span text:style-name="T1">Maintain skeleton directories for new user accounts.</text:span></text:p>
          <text:p><text:span text:style-name="T1">Set command search path with the proper directory.</text:span></text:p>
        </text:list-header>
      </text:list>
      <text:p text:style-name="P4"/>
      <text:p text:style-name="P4">Todo</text:p>
      <text:p text:style-name="P2">Check content of bash files (global and users)<text:line-break/>get more info about lists (arrays ? Data structures ?)</text:p>
      <text:p text:style-name="P4"/>
      <text:p text:style-name="P4">Sources</text:p>
      <text:p text:style-name="P4"/>
      <text:p text:style-name="P4">Questions</text:p>
      <text:p text:style-name="P4"/>
      <text:p text:style-name="P2">1. Where is the best location for the current directory indicator (.) to reside in root’s PATH</text:p>
      <text:p text:style-name="P2">environment variable?</text:p>
      <text:p text:style-name="P2">A. Before all other directories</text:p>
      <text:p text:style-name="P2">B. After all other directories</text:p>
      <text:p text:style-name="P2">C. At any location except the last one</text:p>
      <text:p text:style-name="P2"><text:soft-page-break/>D. Wherever is convenient</text:p>
      <text:p text:style-name="P2">E. <text:span text:style-name="T9">Nowhere; it shouldn’t be in root’s path</text:span></text:p>
      <text:p text:style-name="P2"/>
      <text:p text:style-name="P2">2. You want to create a shortcut for the command cd ~/papers/trade. Which of the following lines, if entered in a bash startup script, will accomplish this goal?</text:p>
      <text:p text:style-name="P2">A. <text:span text:style-name="T9">alias cdpt=’cd ~/papers/trade’</text:span></text:p>
      <text:p text:style-name="P2">B. export cdpt=’cd ~/papers/trade’</text:p>
      <text:p text:style-name="P2">C. cd ~/papers/trade</text:p>
      <text:p text:style-name="P2">D. shortcut cdpt “cd ~/papers/trade”</text:p>
      <text:p text:style-name="P2">E. env cdpt `cd ~/papers/trade`</text:p>
      <text:p text:style-name="P2"/>
      <text:p text:style-name="P2">3. What is the purpose of the EDITOR environment variable?</text:p>
      <text:p text:style-name="P2">A. Set to Y (the default), the shell environment permits editing of commands; set to N, such</text:p>
      <text:p text:style-name="P2">editing is disallowed.</text:p>
      <text:p text:style-name="P2">B. It specifies the filename of the text editor that bash uses by default while you’re enter-</text:p>
      <text:p text:style-name="P2"><text:s/>ing commands at its prompt.</text:p>
      <text:p text:style-name="P2">C. If you type edit filename at a command prompt, the program specified by EDITOR</text:p>
      <text:p text:style-name="P2"><text:s text:c="5"/>will be launched.</text:p>
      <text:p text:style-name="P2">D. Set to GUI, programs call a GUI editor; set to TEXT, programs call a text-based editor.</text:p>
      <text:p text:style-name="P2">E. <text:span text:style-name="T9">Some programs refer to EDITOR to determine what external editor to launch when they</text:span></text:p>
      <text:p text:style-name="P6">need to launch one. </text:p>
      <text:p text:style-name="P2"/>
      <text:p text:style-name="P2">4. In what environment variable is the current working directory stored?</text:p>
      <text:p text:style-name="P2">A. PATH</text:p>
      <text:p text:style-name="P2">B. CWD</text:p>
      <text:p text:style-name="P2">C. <text:span text:style-name="T9">PWD</text:span></text:p>
      <text:p text:style-name="P2">D. PRESENT</text:p>
      <text:p text:style-name="P2">E. WORKING</text:p>
      <text:p text:style-name="P2"></text:p>
      <text:p text:style-name="P2">5. Which of the following commands, if typed in a bash shell, will create an environment</text:p>
      <text:p text:style-name="P2">variable called MYVAR with the contents mystuff that will be accessible to subsequently</text:p>
      <text:p text:style-name="P2">launched programs?</text:p>
      <text:p text:style-name="P2">A. <text:span text:style-name="T9">export MYVAR=’mystuff’</text:span></text:p>
      <text:p text:style-name="P2">B. MYVAR=’mystuff’</text:p>
      <text:p text:style-name="P2">C. $MYVAR==mystuff</text:p>
      <text:p text:style-name="P2">D. echo $MYVAR mystuff </text:p>
      <text:p text:style-name="P2">E. setenv MYVAR mystuff</text:p>
      <text:p text:style-name="P2"/>
      <text:p text:style-name="P2">6. What file might a user modify to alter his or her own bash environment?</text:p>
      <text:p text:style-name="P2">A. ~/.startup</text:p>
      <text:p text:style-name="P2">B. /etc/bashrc</text:p>
      <text:p text:style-name="P2">C. /home/.bashrc</text:p>
      <text:p text:style-name="P2">D. /home/profilerc</text:p>
      <text:p text:style-name="P2">E. <text:span text:style-name="T9">~/.bashrc</text:span></text:p>
      <text:p text:style-name="P2"/>
      <text:p text:style-name="P2">7. What commands might you use (along with appropriate options) to learn the value of a spe-</text:p>
      <text:p text:style-name="P2">cific environment variable? (Select two.)</text:p>
      <text:p text:style-name="P2">A. <text:span text:style-name="T9">env</text:span></text:p>
      <text:p text:style-name="P2">B. DISPLAY</text:p>
      <text:p text:style-name="P2">C. export</text:p>
      <text:p text:style-name="P2">D. <text:span text:style-name="T9">echo</text:span></text:p>
      <text:p text:style-name="P2">E. cat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Andale Mono', Monaco, Courier, 'Courier New', Verdana, sans-serif"/>
    <style:font-face style:name="Lohit Hindi1" svg:font-family="'Lohit Hindi'"/>
    <style:font-face style:name="OpenSymbol" svg:font-family="OpenSymbol"/>
    <style:font-face style:name="Puritan" svg:font-family="Puritan, 'Helvetica Nueue', Helvetica, sans-serif"/>
    <style:font-face style:name="Ubuntu" svg:font-family="Ubuntu, Arial, Helvetica"/>
    <style:font-face style:name="inherit" svg:font-family="inherit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9-14T14:10:49</meta:creation-date>
    <dc:date>2014-09-22T20:00:08</dc:date>
    <dc:creator>David </dc:creator>
    <meta:editing-duration>PT1H33M42S</meta:editing-duration>
    <meta:editing-cycles>42</meta:editing-cycles>
    <meta:generator>LibreOffice/3.5$Linux_X86_64 LibreOffice_project/350m1$Build-2</meta:generator>
    <meta:document-statistic meta:table-count="1" meta:image-count="0" meta:object-count="0" meta:page-count="4" meta:paragraph-count="120" meta:word-count="975" meta:character-count="6116" meta:non-whitespace-character-count="5177"/>
  </office:meta>
</office:document-meta>
</file>